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0.9673in" fo:margin-right="0in" fo:text-indent="0in" style:auto-text-indent="false"/>
      <style:text-properties style:font-name="Courier New" fo:font-style="normal" style:font-style-asian="normal" style:font-style-complex="normal"/>
    </style:style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2">
      <style:text-properties style:font-name="Courier New"/>
    </style:style>
    <style:style style:name="P6" style:family="paragraph" style:parent-style-name="Standard" style:list-style-name="L4">
      <style:text-properties style:font-name="Courier New"/>
    </style:style>
    <style:style style:name="P7" style:family="paragraph" style:parent-style-name="Standard" style:list-style-name="L3"/>
    <style:style style:name="P8" style:family="paragraph" style:parent-style-name="Standard" style:list-style-name="L3">
      <style:text-properties fo:font-style="normal" style:font-style-asian="normal" style:font-style-complex="normal"/>
    </style:style>
    <style:style style:name="P9" style:family="paragraph" style:parent-style-name="Standard" style:list-style-name="L5">
      <style:text-properties fo:font-style="normal" style:font-style-asian="normal" style:font-style-complex="normal"/>
    </style:style>
    <style:style style:name="P10" style:family="paragraph" style:parent-style-name="Standard" style:list-style-name="L7">
      <style:text-properties fo:font-style="normal" style:font-style-asian="normal" style:font-style-complex="normal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/>
    <style:style style:name="P14" style:family="paragraph" style:parent-style-name="Standard" style:list-style-name="L6">
      <style:paragraph-properties>
        <style:tab-stops>
          <style:tab-stop style:position="2.0173in"/>
        </style:tab-stops>
      </style:paragraph-properties>
    </style:style>
    <style:style style:name="P15" style:family="paragraph" style:parent-style-name="Standard" style:list-style-name="L7">
      <style:paragraph-properties>
        <style:tab-stops>
          <style:tab-stop style:position="2.0173in"/>
        </style:tab-stops>
      </style:paragraph-properties>
    </style:style>
    <style:style style:name="P16" style:family="paragraph" style:parent-style-name="Standard" style:list-style-name="L7"/>
    <style:style style:name="P17" style:family="paragraph" style:parent-style-name="Standard" style:list-style-name="L8"/>
    <style:style style:name="P18" style:family="paragraph" style:parent-style-name="Standard" style:list-style-name="L9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ourier New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07in" fo:text-indent="-0.25in" fo:margin-left="1.230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>26 de junio de 2012</text:p>
      <text:p text:style-name="Standard"/>
      <text:p text:style-name="Standard"/>
      <text:p text:style-name="Standard">A: Wolffiaas(os)</text:p>
      <text:p text:style-name="Standard">De: JSE</text:p>
      <text:p text:style-name="Standard"/>
      <text:p text:style-name="Standard"/>
      <text:p text:style-name="Standard">Estaremos desde hoy experimentando con el uso de Bazaar. <text:s/>De esta manera cada cual podrá <text:span text:style-name="T1">unir</text:span> (merge) sus cambios al depósito principal. <text:s/>Es importante que Usted se plantee metas cortas dentro de sus objetivos a largo plazo. Idealmente debe <text:span text:style-name="T1">unir</text:span><text:span text:style-name="T4"> su trabajo del día a el </text:span><text:span text:style-name="T1">tronco.</text:span><text:span text:style-name="T4"> <text:s/>El criterio mas importante que debe utilizar para saber si debe </text:span><text:span text:style-name="T1">comprometer</text:span><text:span text:style-name="T4"> (commit) cambios al </text:span><text:span text:style-name="T1">tronco</text:span><text:span text:style-name="T4"> es </text:span><text:span text:style-name="T5">usted puede correr simulaciones usando mezclas para las cuales se ha usado el cambio que usted hizo</text:span><text:span text:style-name="T6">.</text:span></text:p>
      <text:p text:style-name="Standard"/>
      <text:p text:style-name="Standard">Conceptos básicos:</text:p>
      <text:list xml:id="list4511087647458284324" text:style-name="L1">
        <text:list-item>
          <text:p text:style-name="P4">tronco <text:span text:style-name="T4">(trunk): es la versión central de Wolffia en compsci a la cual vamos integrando los cambios. <text:s/>Es la versión a la cual hemos integrado los cambios hasta ahora. <text:s/>Ahora esta copia esta localizada en /home_inv/compsci/Cuchifritos/bazaar/Wolffia/.</text:span></text:p>
        </text:list-item>
        <text:list-item>
          <text:p text:style-name="P4">rama<text:span text:style-name="T4"> (branch): una copia derivada del </text:span>tronco<text:span text:style-name="T4"> sobre la cual uno trabaja. <text:s/>Cada una(o) de nosotras(os) trabajamos sobre una rama que esta en nuestra computadora. Puede haber ramas de otras ramas pero por ahora lo dejaremos simple.</text:span></text:p>
        </text:list-item>
        <text:list-item>
          <text:p text:style-name="P4">unir<text:span text:style-name="T4"> (merge): es el proceso de incorporar los cambios desde la rama al tronco.</text:span></text:p>
        </text:list-item>
        <text:list-item>
          <text:p text:style-name="P4">comprometer<text:span text:style-name="T4"> (commit): modificar el tronco para incorporar los cambios hechos en la </text:span>unión<text:span text:style-name="T4"> (merge).</text:span></text:p>
        </text:list-item>
      </text:list>
      <text:p text:style-name="Standard"/>
      <text:p text:style-name="Standard"/>
      <text:h text:style-name="Heading_20_1" text:outline-level="1">Pasos para usar bazaar:</text:h>
      <text:h text:style-name="Heading_20_2" text:outline-level="2">Creación del tronco</text:h>
      <text:p text:style-name="Standard">El tronco en compsci@jagüey <text:span text:style-name="T8">ya esta hecho</text:span> por lo que no lo tiene que hacer. <text:s/>Si tiene curiosidad estos son los pasos que seguí:</text:p>
      <text:p text:style-name="Standard"/>
      <text:list xml:id="list6292810474998325013" text:style-name="L2">
        <text:list-item>
          <text:p text:style-name="P5">cd Cuchifritos/</text:p>
        </text:list-item>
        <text:list-item>
          <text:p text:style-name="P5">bzr init-repo bazaar </text:p>
        </text:list-item>
        <text:list-item>
          <text:p text:style-name="P5">cd bazaar/</text:p>
        </text:list-item>
        <text:list-item>
          <text:p text:style-name="P5">bzr init Wolffia</text:p>
        </text:list-item>
        <text:list-item>
          <text:p text:style-name="P5">cd Wolffia/</text:p>
        </text:list-item>
        <text:list-item>
          <text:p text:style-name="P5">cp -R /home_inv/compsci/Cuchifritos/Wolffia/* .</text:p>
        </text:list-item>
        <text:list-item>
          <text:p text:style-name="P5">bzr add </text:p>
        </text:list-item>
        <text:list-item>
          <text:p text:style-name="P5">bzr commit -m "Inicialización del proyecto el 20120626" </text:p>
        </text:list-item>
        <text:list-item>
          <text:p text:style-name="P5">bzr info </text:p>
        </text:list-item>
      </text:list>
      <text:p text:style-name="Standard"/>
      <text:p text:style-name="Standard">Comentarios referentes a los pasos de arriba:</text:p>
      <text:list xml:id="list9192553050713357575" text:style-name="L3">
        <text:list-item>
          <text:p text:style-name="P7">Entré a la cuenta compsci y cambié al directorio Cuchifritos en el que usualmente depositamos Wolffia.</text:p>
        </text:list-item>
        <text:list-item>
          <text:p text:style-name="P7">Crea un <text:span text:style-name="T1">depósito</text:span><text:span text:style-name="T4"> de bazar. <text:s/>En la práctica crea un directorio llamado bazaar/ y un subdirectorio bazaar/.bzr con la información sobre el depósito.</text:span></text:p>
        </text:list-item>
        <text:list-item>
          <text:p text:style-name="P8"><text:soft-page-break/>Cambia al directorio bazaar/ recién creado.</text:p>
        </text:list-item>
        <text:list-item>
          <text:p text:style-name="P8">Crea e inicializa el tronco de Wolffia. En la práctica crea un directorio llamado bazaar/Wolffia/ y un subdirectorio bazaar/Wolffia/.bzr con la información sobre el tronco.</text:p>
        </text:list-item>
        <text:list-item>
          <text:p text:style-name="P8">Cambia al directorio bazaar/Wolffia/ recién creado.</text:p>
        </text:list-item>
        <text:list-item>
          <text:p text:style-name="P8">Copia el código de Wolffia mas reciente al nuevo depósito.</text:p>
        </text:list-item>
        <text:list-item>
          <text:p text:style-name="P8">Añade la información de los archivos de Wolffia a bazaar.</text:p>
        </text:list-item>
        <text:list-item>
          <text:p text:style-name="P8">Hace definitivo los archivos añadidos.</text:p>
        </text:list-item>
        <text:list-item>
          <text:p text:style-name="P8">Produce un informe: </text:p>
        </text:list-item>
      </text:list>
      <text:p text:style-name="P3">Repository tree (format: 2a) </text:p>
      <text:p text:style-name="P3">Location: </text:p>
      <text:p text:style-name="P3"><text:s text:c="2"/>shared repository: /home/compsci/Cuchifritos/bazaar </text:p>
      <text:p text:style-name="P3"><text:s text:c="2"/>repository branch: . </text:p>
      <text:p text:style-name="Standard"/>
      <text:h text:style-name="Heading_20_2" text:outline-level="2">Creación rama del tronco en el servidos</text:h>
      <text:list xml:id="list1387719759577859828" text:style-name="L4">
        <text:list-item>
          <text:p text:style-name="P6">cd Cuchifritos/</text:p>
        </text:list-item>
        <text:list-item>
          <text:p text:style-name="P6">bzr branch Wolffia Wolffia.&lt;rama&gt;</text:p>
        </text:list-item>
        <text:list-item>
          <text:p text:style-name="P11"><text:span text:style-name="T9">Edite los archivos </text:span><text:span text:style-name="T7">.pydevproject</text:span><text:span text:style-name="T9"> y </text:span><text:span text:style-name="T7">.project </text:span><text:span text:style-name="T9">para cambiar el nombre del proyecto de </text:span><text:span text:style-name="T11">Eclipse</text:span><text:span text:style-name="T9"> a </text:span><text:span text:style-name="T7"><text:s/>Wolffia.&lt;rama&gt;</text:span></text:p>
        </text:list-item>
      </text:list>
      <text:h text:style-name="Heading_20_2" text:outline-level="2"/>
      <text:h text:style-name="Heading_20_2" text:outline-level="2">Instalación de Bazaar en su máquina</text:h>
      <text:p text:style-name="Standard"/>
      <text:p text:style-name="Standard">Ejecute en su computadora (Ubuntu) <text:span text:style-name="T7">sudo apt-get -y install bzr-explorer</text:span>. <text:s/>Esto instala tanto <text:span text:style-name="T1">bazaar</text:span> como un GUI para usarlo.</text:p>
      <text:p text:style-name="Standard"/>
      <text:h text:style-name="Heading_20_2" text:outline-level="2">Creación de su rama del tronco o de una rama de proyecto</text:h>
      <text:p text:style-name="Standard"/>
      <text:p text:style-name="Standard"><text:span text:style-name="T8">Inicializar el </text:span><text:span text:style-name="T2">bazaar explorer.</text:span> <text:s/>Hay un plugin de bazaar para Eclipse <text:span text:style-name="T8">que no sirve</text:span>. <text:s/>Así que usaremos bazaar explorer para manipular su versión. <text:s/>Arranque el <text:span text:style-name="T1">bazaar explorer. </text:span>Cómo lo hace va a depender si usa Gnome o Unity. <text:s/>Verá de inicio una aplicación como en la figura 2.</text:p>
      <text:p text:style-name="Standard"/>
      <text:p text:style-name="Standard">Ahora identifíquese con bazaar. </text:p>
      <text:p text:style-name="Standard"/>
      <text:list xml:id="list3870543458472079975" text:style-name="L5">
        <text:list-item>
          <text:p text:style-name="P12">Seleccione el menu <text:span text:style-name="T1">Setup and personalize.</text:span>..</text:p>
        </text:list-item>
        <text:list-item>
          <text:p text:style-name="P12">Pulse <text:span text:style-name="T1">Configuration</text:span><text:span text:style-name="T4">.</text:span></text:p>
        </text:list-item>
        <text:list-item>
          <text:p text:style-name="P9">Entre su información.</text:p>
        </text:list-item>
        <text:list-item>
          <text:p text:style-name="P9">OK</text:p>
        </text:list-item>
      </text:list>
      <text:p text:style-name="P1"/>
      <text:p text:style-name="Standard">Siga el siguiente procedimiento:</text:p>
      <text:list xml:id="list8927130880096786957" text:style-name="L6">
        <text:list-item>
          <text:p text:style-name="P14">Seleccione pestaña <text:span text:style-name="T3">Welcome</text:span></text:p>
        </text:list-item>
        <text:list-item>
          <text:p text:style-name="P14">Seleccione <text:s/><text:span text:style-name="T1">Get project source ...</text:span></text:p>
        </text:list-item>
        <text:list-item>
          <text:p text:style-name="P14">Pulse botón “<text:span text:style-name="T1">Branch”</text:span></text:p>
        </text:list-item>
      </text:list>
      <text:list xml:id="list701341948564064362" text:style-name="L7">
        <text:list-item>
          <text:p text:style-name="P15">From: <text:s/><text:span text:style-name="T7">bzr+ssh://compsci@jaguey.uprh.edu/home_inv/compsci/Cuchi</text:span><text:soft-page-break/><text:span text:style-name="T7">fritos/bazaar/Wolffia&lt;.rama&gt; <text:s/></text:span><text:span text:style-name="T9">(</text:span><text:span text:style-name="T10">¡Cuidado que no copie “1.” al comienzo!</text:span><text:span text:style-name="T9">)</text:span></text:p>
        </text:list-item>
        <text:list-item>
          <text:p text:style-name="P16">To: <text:span text:style-name="T7">&lt;su dir base&gt;/bazaar/Wolffia&lt;.rama&gt;</text:span></text:p>
        </text:list-item>
        <text:list-item>
          <text:p text:style-name="P16">Seleccione “<text:span text:style-name="T1">bind new branch to parent location”</text:span></text:p>
          <text:p text:style-name="P10"/>
        </text:list-item>
        <text:list-item>
          <text:p text:style-name="P10">Pulse Ok, </text:p>
        </text:list-item>
        <text:list-item>
          <text:p text:style-name="P15">Conteste “no” a inicializar depósito.</text:p>
        </text:list-item>
        <text:list-item>
          <text:p text:style-name="P10">Provea la contraseña de compsci cuando se la pida.(2 veces)</text:p>
        </text:list-item>
        <text:list-item>
          <text:p text:style-name="P10">Close</text:p>
        </text:list-item>
      </text:list>
      <text:list xml:id="list533905719" text:continue-list="list8927130880096786957" text:style-name="L6">
        <text:list-item>
          <text:p text:style-name="P13">Aparecerá una nueva pestaña titulada <text:span text:style-name="T1">&lt;rama&gt;[Wolffia]</text:span>.</text:p>
        </text:list-item>
      </text:list>
      <text:p text:style-name="Standard"/>
      <text:p text:style-name="Standard"/>
      <text:p text:style-name="P1"/>
      <text:h text:style-name="Heading_20_2" text:outline-level="2">Incorporar cambios que ha hecho esta semana</text:h>
      <text:p text:style-name="Standard"/>
      <text:p text:style-name="Standard">Esto supone que usted está trabajando sobre la versión de Wolffia colocada en el servidor durante el pasado fin de semana y que usted siguió los pasos de la sección anterior. <text:s/></text:p>
      <text:p text:style-name="Standard"/>
      <text:p text:style-name="Standard"><text:span text:style-name="T8">Incorporar sus cambios. <text:s/></text:span>Si cambió el directorio base de la sección anterior tiene que modificar lo que sigue de acuerdo a ello. <text:s/>El &lt;<text:span text:style-name="T1">directorio de trabajo hasta hoy</text:span>&gt; es el directorio donde tiene SU versión actual de Wolffia, por ejemplo, <text:span text:style-name="T7">~/Desktop/Wolffia</text:span>. <text:s/>Copie sólo los archivos que usted ha modificado desde el lunes al cartapacio <text:span text:style-name="T7">~/investigacion/bazaar/Wolffia/trunk</text:span>.</text:p>
      <text:p text:style-name="Standard"/>
      <text:p text:style-name="Standard"><text:span text:style-name="T8">Importar a Eclipse</text:span>. <text:s/>Siga los siguientes pasos para hacer que Eclipse use ahora la nueva versión de Wolffia que acaba de crear.</text:p>
      <text:p text:style-name="Standard"/>
      <text:list xml:id="list2212724756034189441" text:style-name="L8">
        <text:list-item>
          <text:p text:style-name="P17">Arranque Eclipse. <text:s/>Puede seguir usando el mismo workspace.</text:p>
        </text:list-item>
        <text:list-item>
          <text:p text:style-name="P17">Cambie el nombre al proyecto Wolffia (si fuera necesario): </text:p>
        </text:list-item>
      </text:list>
      <text:list xml:id="list5341322006682492576" text:style-name="L9">
        <text:list-item>
          <text:p text:style-name="P18">click derecho sobre Wolffia</text:p>
        </text:list-item>
        <text:list-item>
          <text:p text:style-name="P18">Rename</text:p>
        </text:list-item>
        <text:list-item>
          <text:p text:style-name="P18">Entre Wolffia_old o algo así.</text:p>
        </text:list-item>
      </text:list>
      <text:list xml:id="list637580508" text:continue-list="list2212724756034189441" text:style-name="L8">
        <text:list-item>
          <text:p text:style-name="P17">Click derecho en sección de proyectos y seleccione Import</text:p>
        </text:list-item>
        <text:list-item>
          <text:p text:style-name="P17">En <text:span text:style-name="T1">From Directory</text:span> entre el directorio que se creó al importar bazaar (<text:span text:style-name="T7">~/investigacion/bazaar/Wolffia&lt;.rama&gt;</text:span><text:span text:style-name="T9">). <text:s/>Ver figura 1.</text:span></text:p>
        </text:list-item>
        <text:list-item>
          <text:p text:style-name="P17"><text:span text:style-name="T7">Finish</text:span><text:span text:style-name="T9">.</text:span></text:p>
        </text:list-item>
      </text:list>
      <text:p text:style-name="P2"/>
      <text:p text:style-name="Standard"/>
      <text:p text:style-name="Standard"/>
      <text:h text:style-name="Heading_20_2" text:outline-level="2">Unir sus cambios al tronco</text:h>
      <text:p text:style-name="Standard"/>
      <text:p text:style-name="Standard">Ahora hay que unir los cambios al tronco. <text:s/>Pero eso es otro documento...</text:p>
      <text:p text:style-name="Standard"/>
      <text:p text:style-name="Standard"/>
      <text:p text:style-name="Standard">(fin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s" fo:country="P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Sotero Esteva</meta:initial-creator>
    <meta:creation-date>2012-06-26T08:16:16</meta:creation-date>
    <dc:date>2015-05-14T09:42:13</dc:date>
    <dc:creator>Jordan Caraballo</dc:creator>
    <meta:editing-duration>PT3H44M44S</meta:editing-duration>
    <meta:editing-cycles>61</meta:editing-cycles>
    <meta:generator>LibreOffice/4.0.3.3$Linux_X86_64 LibreOffice_project/400m0$Build-3</meta:generator>
    <meta:document-statistic meta:table-count="0" meta:image-count="0" meta:object-count="0" meta:page-count="3" meta:paragraph-count="75" meta:word-count="798" meta:character-count="4987" meta:non-whitespace-character-count="4270"/>
  </office:meta>
</office:document-meta>
</file>